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3342d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e03342d" officeooo:paragraph-rsid="0e03342d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d57576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1" style:family="paragraph" style:parent-style-name="Footnote">
      <style:text-properties style:font-name="Liberation Sans" officeooo:paragraph-rsid="0fc05fc5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67c98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cc50ec9"/>
    </style:style>
    <style:style style:name="P41" style:family="paragraph" style:parent-style-name="Standard">
      <style:text-properties officeooo:paragraph-rsid="0cc5fe5b"/>
    </style:style>
    <style:style style:name="P42" style:family="paragraph" style:parent-style-name="Standard">
      <style:text-properties officeooo:paragraph-rsid="0d1ec96e"/>
    </style:style>
    <style:style style:name="P43" style:family="paragraph" style:parent-style-name="Standard">
      <style:text-properties officeooo:paragraph-rsid="0d8c21b9"/>
    </style:style>
    <style:style style:name="P44" style:family="paragraph" style:parent-style-name="Standard">
      <style:text-properties officeooo:paragraph-rsid="0dbec325"/>
    </style:style>
    <style:style style:name="P45" style:family="paragraph" style:parent-style-name="Standard">
      <style:text-properties officeooo:paragraph-rsid="0e03342d"/>
    </style:style>
    <style:style style:name="P46" style:family="paragraph" style:parent-style-name="Standard">
      <style:text-properties officeooo:paragraph-rsid="0e0bda5c"/>
    </style:style>
    <style:style style:name="P47" style:family="paragraph" style:parent-style-name="Standard">
      <style:text-properties officeooo:paragraph-rsid="0e2a40f4"/>
    </style:style>
    <style:style style:name="P48" style:family="paragraph" style:parent-style-name="Standard">
      <style:text-properties officeooo:paragraph-rsid="0e38fc62"/>
    </style:style>
    <style:style style:name="P49" style:family="paragraph" style:parent-style-name="Standard">
      <style:text-properties officeooo:paragraph-rsid="0e82f1b0"/>
    </style:style>
    <style:style style:name="P50" style:family="paragraph" style:parent-style-name="Footnote">
      <style:text-properties officeooo:rsid="043ccc66" officeooo:paragraph-rsid="0f40045a"/>
    </style:style>
    <style:style style:name="P51" style:family="paragraph" style:parent-style-name="Footnote">
      <style:text-properties officeooo:rsid="043ccc66" officeooo:paragraph-rsid="0f4dc0dc"/>
    </style:style>
    <style:style style:name="P52" style:family="paragraph" style:parent-style-name="Standard">
      <style:text-properties officeooo:paragraph-rsid="0f66ac77"/>
    </style:style>
    <style:style style:name="P53" style:family="paragraph" style:parent-style-name="Footnote">
      <style:text-properties officeooo:paragraph-rsid="0f40045a"/>
    </style:style>
    <style:style style:name="P54" style:family="paragraph" style:parent-style-name="Footnote">
      <style:text-properties officeooo:paragraph-rsid="0fce08f7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text-properties officeooo:paragraph-rsid="0fba5a4f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4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311e2"/>
    </style:style>
    <style:style style:name="P66" style:family="paragraph" style:parent-style-name="Standard">
      <style:text-properties officeooo:paragraph-rsid="0fbbd67b"/>
    </style:style>
    <style:style style:name="P6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8" style:family="paragraph" style:parent-style-name="Standard">
      <style:text-properties officeooo:paragraph-rsid="0fc0c632"/>
    </style:style>
    <style:style style:name="P69" style:family="paragraph" style:parent-style-name="Standard">
      <style:text-properties officeooo:paragraph-rsid="0fc21b80"/>
    </style:style>
    <style:style style:name="P70" style:family="paragraph" style:parent-style-name="Standard">
      <style:text-properties officeooo:rsid="0dde9a1c" officeooo:paragraph-rsid="0dde9a1c"/>
    </style:style>
    <style:style style:name="P71" style:family="paragraph" style:parent-style-name="Standard">
      <style:text-properties officeooo:rsid="0dde9a1c" officeooo:paragraph-rsid="0f4adb30"/>
    </style:style>
    <style:style style:name="P72" style:family="paragraph" style:parent-style-name="Standard">
      <style:text-properties officeooo:paragraph-rsid="0fc35f88"/>
    </style:style>
    <style:style style:name="P73" style:family="paragraph" style:parent-style-name="Standard">
      <style:text-properties officeooo:paragraph-rsid="0fc380a1"/>
    </style:style>
    <style:style style:name="P74" style:family="paragraph" style:parent-style-name="Standard">
      <style:text-properties officeooo:paragraph-rsid="0fc67c98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c6ead8" style:font-weight-asian="bold" style:font-weight-complex="bold"/>
    </style:style>
    <style:style style:name="P76" style:family="paragraph" style:parent-style-name="Standard">
      <style:text-properties officeooo:paragraph-rsid="0fc8b815"/>
    </style:style>
    <style:style style:name="P77" style:family="paragraph" style:parent-style-name="Standard">
      <style:text-properties officeooo:paragraph-rsid="0fcaaa01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4adb30"/>
    </style:style>
    <style:style style:name="P80" style:family="paragraph" style:parent-style-name="Standard">
      <style:text-properties officeooo:paragraph-rsid="0f4cd335"/>
    </style:style>
    <style:style style:name="P81" style:family="paragraph" style:parent-style-name="Standard">
      <style:text-properties officeooo:paragraph-rsid="0fd0b68a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8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break-before="page"/>
      <style:text-properties officeooo:paragraph-rsid="0fd655f2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c8b645" style:font-size-asian="12pt" style:font-size-complex="12pt"/>
    </style:style>
    <style:style style:name="T16" style:family="text">
      <style:text-properties style:font-name="Liberation Sans" fo:font-size="12pt" fo:language="en" fo:country="GB" fo:font-weight="bold" officeooo:rsid="0fc8b645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c438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40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3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7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fc05fc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font-size="10pt" style:font-size-asian="10pt" style:font-size-complex="10pt"/>
    </style:style>
    <style:style style:name="T22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43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4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45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46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7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1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2" style:family="text">
      <style:text-properties style:text-line-through-style="none" style:text-line-through-type="none" style:font-name="Liberation Sans" style:text-underline-style="none" fo:font-weight="bold" officeooo:rsid="0b0f3a36" style:font-weight-asian="bold" style:font-weight-complex="bold"/>
    </style:style>
    <style:style style:name="T263" style:family="text">
      <style:text-properties style:text-line-through-style="none" style:text-line-through-type="none" style:font-name="Liberation Sans" style:text-underline-style="none" officeooo:rsid="0673d7fc"/>
    </style:style>
    <style:style style:name="T264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5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6" style:family="text">
      <style:text-properties style:text-line-through-style="none" style:text-line-through-type="none" style:font-name="Liberation Sans" style:text-underline-style="none" officeooo:rsid="0b0f3a36"/>
    </style:style>
    <style:style style:name="T267" style:family="text">
      <style:text-properties fo:language="en" fo:country="GB"/>
    </style:style>
    <style:style style:name="T268" style:family="text">
      <style:text-properties fo:language="en" fo:country="GB" officeooo:rsid="0e83c34e"/>
    </style:style>
    <style:style style:name="T269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language="en" fo:country="GB" officeooo:rsid="0f2e8fd3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1" style:family="text">
      <style:text-properties fo:language="en" fo:country="GB" officeooo:rsid="0f28d107"/>
    </style:style>
    <style:style style:name="T272" style:family="text">
      <style:text-properties fo:language="en" fo:country="GB" style:font-size-complex="12pt"/>
    </style:style>
    <style:style style:name="T273" style:family="text">
      <style:text-properties fo:language="en" fo:country="GB" officeooo:rsid="0f28d107" style:font-size-complex="12pt"/>
    </style:style>
    <style:style style:name="T274" style:family="text">
      <style:text-properties fo:font-size="8pt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9" form:id="control1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20" form:id="control2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2"><text:span text:style-name="Strong_20_Emphasis"><text:span text:style-name="T161">Checklist for installing</text:span></text:span><text:span text:style-name="T199"> </text:span><text:span text:style-name="T199"><text:user-field-get text:name="Distro">Debian</text:user-field-get></text:span><text:span text:style-name="T200"><text:s/></text:span><text:span text:style-name="T200"><text:user-field-get text:name="Version">11</text:user-field-get></text:span><text:span text:style-name="Strong_20_Emphasis"><text:span text:style-name="T162"><text:s/></text:span></text:span><text:span text:style-name="Strong_20_Emphasis"><text:span text:style-name="T163">LTS</text:span></text:span><text:span text:style-name="T201"><text:note text:id="ftn1" text:note-class="footnote"><text:note-citation>1</text:note-citation><text:note-body><text:p text:style-name="P31"><text:span text:style-name="T188">L</text:span><text:span text:style-name="T189">TS stands for Long-Term Support, and this A</text:span><text:span text:style-name="T196">ugust</text:span><text:span text:style-name="T190"> </text:span><text:span text:style-name="Strong_20_Emphasis"><text:span text:style-name="T118"><text:user-field-get style:data-style-name="N0" text:name="Releaseyear">2021</text:user-field-get></text:span></text:span><text:span text:style-name="T193"><text:s/></text:span><text:span text:style-name="T197"><text:user-field-get text:name="Distro">Debian</text:user-field-get></text:span><text:span text:style-name="T198"><text:s/></text:span><text:span text:style-name="T198"><text:user-field-get text:name="Version">11</text:user-field-get></text:span><text:span text:style-name="Strong_20_Emphasis"><text:span text:style-name="T164"><text:s/></text:span></text:span><text:span text:style-name="T190">LTS </text:span><text:span text:style-name="T191">( </text:span><text:span text:style-name="T189">codenamed</text:span><text:span text:style-name="T191"> </text:span><text:span text:style-name="T192">B</text:span><text:span text:style-name="T191">ullseye) </text:span><text:span text:style-name="T189">will be maintained for five years until A</text:span><text:span text:style-name="T196">ugust</text:span><text:span text:style-name="T190"> </text:span><text:span text:style-name="T188">202</text:span><text:span text:style-name="T194">6</text:span><text:span text:style-name="T195">.</text:span></text:p></text:note-body></text:note></text:span><text:span text:style-name="T202"> </text:span><text:span text:style-name="T202"><text:user-field-get text:name="Edition">desktop</text:user-field-get></text:span><text:span text:style-name="T203">.</text:span></text:p>
      <text:p text:style-name="P9"/>
      <text:p text:style-name="P62"><text:span text:style-name="T29">Visit </text:span><text:a xlink:type="simple" xlink:href="https://karelzimmer.nl/" text:style-name="Internet_20_link" text:visited-style-name="Visited_20_Internet_20_Link"><text:span text:style-name="Internet_20_link"><text:span text:style-name="T252">karelzimmer.nl</text:span></text:span></text:a><text:span text:style-name="T29"> for this and other Linux documents, scripts, and information.</text:span></text:p>
      <text:p text:style-name="P61"/>
      <text:p text:style-name="P30"><text:span text:style-name="T140">This is a fillable PDF with text </text:span><text:span text:style-name="Strong_20_Emphasis"><text:span text:style-name="T36">te</text:span></text:span><text:span text:style-name="Strong_20_Emphasis"><text:span text:style-name="T39">x</text:span></text:span><text:span text:style-name="Strong_20_Emphasis"><text:span text:style-name="T36">t</text:span></text:span><text:span text:style-name="T140"> </text:span><text:span text:style-name="T141">a</text:span><text:span text:style-name="T140">n</text:span><text:span text:style-name="T141">d</text:span><text:span text:style-name="Strong_20_Emphasis"><text:span text:style-name="T37"> </text:span></text:span><text:span text:style-name="Strong_20_Emphasis"><text:span text:style-name="T72"><draw:control text:anchor-type="as-char" draw:z-index="14" draw:name="Vorm3_ 1" draw:style-name="gr2" draw:text-style-name="P89" svg:width="0.35cm" svg:height="0.35cm" draw:control="control15"/></text:span></text:span><text:span text:style-name="T140"><text:s/>checkboxes; printing is not necessary.</text:span></text:p>
      <text:p text:style-name="P55"/>
      <text:p text:style-name="P63"><text:span text:style-name="Definition"><text:span text:style-name="T270">name</text:span></text:span><text:span text:style-name="T210"><text:tab/><text:tab/></text:span><text:span text:style-name="T209"> <text:tab/><text:tab/></text:span><text:span text:style-name="T211"><draw:control text:anchor-type="as-char" svg:y="-0.429cm" draw:z-index="15" draw:name="Gebruiker 2" draw:style-name="gr1" draw:text-style-name="P88" svg:width="6.002cm" svg:height="0.6cm" draw:control="control16"><svg:title>Gebruiker</svg:title><svg:desc>Volledige naam, bijv. Jan Stek</svg:desc></draw:control></text:span><text:span text:style-name="T211"><text:tab/></text:span><text:span text:style-name="T212">[</text:span><text:span text:style-name="T206">na</text:span><text:span text:style-name="T207">me,</text:span><text:span text:style-name="T206"> </text:span><text:span text:style-name="T207">e.g.</text:span><text:span text:style-name="T206"> </text:span><text:span text:style-name="T208">J</text:span><text:span text:style-name="T213">a</text:span><text:span text:style-name="T208">n </text:span><text:span text:style-name="T213">Jansen</text:span><text:span text:style-name="T214">]</text:span></text:p>
      <text:p text:style-name="P66"><text:span text:style-name="Definition"><text:span text:style-name="T205">USER</text:span></text:span><text:span text:style-name="Definition"><text:span text:style-name="T267">na</text:span></text:span><text:span text:style-name="Definition"><text:span text:style-name="T271">me</text:span></text:span><text:span text:style-name="T204"><text:tab/><text:tab/><text:tab/></text:span><text:span text:style-name="T204"><draw:control text:anchor-type="as-char" svg:y="-0.429cm" draw:z-index="16" draw:name="Gberuikersnaam 2" draw:style-name="gr1" draw:text-style-name="P88" svg:width="6.002cm" svg:height="0.6cm" draw:control="control17"><svg:title>Gebruikersnaam</svg:title><svg:desc>Korte naam, bijv. jan</svg:desc></draw:control></text:span><text:span text:style-name="T204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5">j</text:span><text:span text:style-name="T166">a</text:span><text:span text:style-name="T165">n</text:span><text:span text:style-name="T167">]</text:span></text:p>
      <text:p text:style-name="P63"><text:span text:style-name="Definition"><text:span text:style-name="T267">COMPUTERNA</text:span></text:span><text:span text:style-name="Definition"><text:span text:style-name="T271">me</text:span></text:span><text:span text:style-name="T215"><text:tab/></text:span><text:span text:style-name="T267"><draw:control text:anchor-type="as-char" svg:y="-0.429cm" draw:z-index="17" draw:name="Computernaam 1" draw:style-name="gr1" draw:text-style-name="P88" svg:width="6.002cm" svg:height="0.6cm" draw:control="control18"><svg:title>Computernaam</svg:title><svg:desc>Unieke naam van de computer</svg:desc></draw:control></text:span><text:span text:style-name="T267"><text:tab/></text:span><text:span text:style-name="T219">[</text:span><text:span text:style-name="T216">na</text:span><text:span text:style-name="T220">me of the</text:span><text:span text:style-name="T216"> compute</text:span><text:span text:style-name="T217">r, </text:span><text:span text:style-name="T220">e.g.</text:span><text:span text:style-name="T221"> </text:span><text:span text:style-name="T222">pc02</text:span><text:span text:style-name="T219">]</text:span></text:p>
      <text:p text:style-name="P63"><text:span text:style-name="Definition"><text:span text:style-name="T267">START</text:span></text:span><text:span text:style-name="Definition"><text:span text:style-name="T271">up</text:span></text:span><text:span text:style-name="Definition"><text:span text:style-name="T267">MEnU</text:span></text:span><text:span text:style-name="T211"><text:tab/><text:tab/></text:span><text:span text:style-name="T211"><draw:control text:anchor-type="as-char" svg:y="-0.429cm" draw:z-index="18" draw:name="Opstartmenu 1" draw:style-name="gr1" draw:text-style-name="P88" svg:width="6.002cm" svg:height="0.6cm" draw:control="control19"><svg:title>Opstartmenu</svg:title><svg:desc>Toets voor het opstartmenu ("bootmenu")</svg:desc></draw:control></text:span><text:span text:style-name="T211"><text:tab/></text:span><text:span text:style-name="T219">[</text:span><text:span text:style-name="T216">key for the bootable medium</text:span><text:span text:style-name="T223">]</text:span></text:p>
      <text:p text:style-name="P63"><text:span text:style-name="Definition"><text:span text:style-name="T218">SETTINGS</text:span></text:span><text:span text:style-name="T218"> <text:tab/><text:tab/><text:tab/></text:span><text:span text:style-name="T218"><draw:control text:anchor-type="as-char" svg:y="-0.429cm" draw:z-index="19" draw:name="Instellingen 1" draw:style-name="gr1" draw:text-style-name="P88" svg:width="6.002cm" svg:height="0.6cm" draw:control="control20"><svg:title>Instellingen</svg:title><svg:desc>Toets voor het BIOS/UEFI-scherm ("setup")</svg:desc></draw:control></text:span><text:span text:style-name="T218"><text:tab/></text:span><text:span text:style-name="T219">[</text:span><text:span text:style-name="T216">key for the UEFI BIOS screen</text:span><text:span text:style-name="T219">]</text:span></text:p>
      <text:p text:style-name="P63"><text:span text:style-name="Definition"><text:span text:style-name="T230">USER2</text:span></text:span><text:span text:style-name="T237"><text:tab/></text:span><text:span text:style-name="T242"> <text:tab/><text:tab/><text:tab/></text:span><text:span text:style-name="T248"><draw:control text:anchor-type="as-char" svg:y="-0.429cm" draw:z-index="20" draw:name="Gebruiker 3" draw:style-name="gr1" draw:text-style-name="P88" svg:width="6.002cm" svg:height="0.6cm" draw:control="control21"><svg:title>Gebruiker</svg:title><svg:desc>Volledige naam, bijv. Jan Stek</svg:desc></draw:control></text:span><text:span text:style-name="T248"><text:tab/></text:span><text:span text:style-name="T249">[</text:span><text:span text:style-name="T243">na</text:span><text:span text:style-name="T245">me</text:span><text:span text:style-name="T243"> possibly</text:span><text:span text:style-name="T244"> 2</text:span><text:span text:style-name="T250">e</text:span><text:span text:style-name="T244"> USER</text:span><text:span text:style-name="T246">]</text:span></text:p>
      <text:p text:style-name="P66"><text:span text:style-name="Definition"><text:span text:style-name="T230">USERN</text:span></text:span><text:span text:style-name="Definition"><text:span text:style-name="T231">a</text:span></text:span><text:span text:style-name="Definition"><text:span text:style-name="T232">me</text:span></text:span><text:span text:style-name="Definition"><text:span text:style-name="T230">2</text:span></text:span><text:span text:style-name="Definition"><text:span text:style-name="T241"><text:tab/><text:tab/></text:span></text:span><text:span text:style-name="T247"><draw:control text:anchor-type="as-char" svg:y="-0.429cm" draw:z-index="21" draw:name="Gberuikersnaam 3" draw:style-name="gr1" draw:text-style-name="P88" svg:width="6.002cm" svg:height="0.6cm" draw:control="control22"><svg:title>Gebruikersnaam</svg:title><svg:desc>Korte naam, bijv. jan</svg:desc></draw:control></text:span><text:span text:style-name="T247"><text:tab/></text:span><text:span text:style-name="T234">[</text:span><text:span text:style-name="T235">user</text:span><text:span text:style-name="T233"> na</text:span><text:span text:style-name="T236">me</text:span><text:span text:style-name="T238"> possibly</text:span><text:span text:style-name="T239"> 2</text:span><text:span text:style-name="T251">e</text:span><text:span text:style-name="T239"> USER</text:span><text:span text:style-name="T240">]</text:span></text:p>
      <text:p text:style-name="P63"><text:span text:style-name="T168">Replace the </text:span><text:span text:style-name="T180">underlined</text:span><text:span text:style-name="T168"> words in this checklist with those in the </text:span><text:span text:style-name="Strong_20_Emphasis"><text:span text:style-name="T43">te</text:span></text:span><text:span text:style-name="Strong_20_Emphasis"><text:span text:style-name="T64">x</text:span></text:span><text:span text:style-name="Strong_20_Emphasis"><text:span text:style-name="T43">t </text:span></text:span><text:span text:style-name="Strong_20_Emphasis"><text:span text:style-name="T64">box</text:span></text:span><text:span text:style-name="T168">.</text:span></text:p>
      <text:p text:style-name="P5"/>
      <text:p text:style-name="P5"/>
      <text:p text:style-name="P64"><text:span text:style-name="T176">Not yet on Linux?</text:span><text:span text:style-name="T169"><text:tab/></text:span><text:span text:style-name="T174"><text:tab/></text:span><text:span text:style-name="T175">Use</text:span><text:span text:style-name="T170"> </text:span><text:span text:style-name="Strong_20_Emphasis"><text:span text:style-name="T178">Checklist m</text:span></text:span><text:span text:style-name="Strong_20_Emphasis"><text:span text:style-name="T179">oving</text:span></text:span><text:span text:style-name="T170"> o</text:span><text:span text:style-name="T173">n</text:span><text:span text:style-name="T17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1"> </text:span><text:span text:style-name="T173">u</text:span><text:span text:style-name="T171">nder </text:span><text:span text:style-name="T177">Linux</text:span><text:span text:style-name="T172">.</text:span></text:p>
      <text:p text:style-name="P60"><text:span text:style-name="T261">New installation?</text:span><text:span text:style-name="T263"><text:tab/></text:span><text:span text:style-name="T264"></text:span><text:span text:style-name="T265"><text:tab/>Start at chapter</text:span><text:span text:style-name="T263"> </text:span><text:span text:style-name="T261"><text:bookmark-ref text:reference-format="page" text:ref-name="__RefNumPara__4009_1271708128">1</text:bookmark-ref></text:span><text:span text:style-name="T263"><text:s text:c="2"/></text:span><text:span text:style-name="T262"><text:bookmark-ref text:reference-format="text" text:ref-name="__RefNumPara__4009_1271708128"/></text:span><text:span text:style-name="T266">.</text:span></text:p>
      <text:p text:style-name="P83"/>
      <text:p text:style-name="P63"><text:span text:style-name="Strong_20_Emphasis"><text:span text:style-name="T32"/></text:span></text:p>
      <text:list xml:id="list595277422" text:style-name="L1">
        <text:list-item>
          <text:p text:style-name="P84"><text:bookmark-start text:name="__RefNumPara__4083_1271708128"/>Preparing installation<text:bookmark-end text:name="__RefNumPara__4083_1271708128"/></text:p>
        </text:list-item>
      </text:list>
      <text:p text:style-name="P5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0"><text:span text:style-name="Strong_20_Emphasis"><text:span text:style-name="T44"><text:s/></text:span></text:span><text:span text:style-name="Strong_20_Emphasis"><text:span text:style-name="T74"><draw:control text:anchor-type="as-char" draw:z-index="0" draw:name="Vorm3" draw:style-name="gr2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0">Log in as </text:span></text:span><text:span text:style-name="Definition"><text:span text:style-name="T9">USER</text:span></text:span><text:span text:style-name="Definition"><text:span text:style-name="T18"><text:note text:id="ftn2" text:note-class="footnote"><text:note-citation>2</text:note-citation><text:note-body><text:p text:style-name="P50"><text:span text:style-name="User_20_Entry"><text:span text:style-name="T127">Login any additional </text:span></text:span><text:span text:style-name="Definition"><text:span text:style-name="T226">USER</text:span></text:span><text:span text:style-name="User_20_Entry"><text:span text:style-name="T128">s</text:span></text:span><text:span text:style-name="User_20_Entry"><text:span text:style-name="T138"> </text:span></text:span><text:span text:style-name="User_20_Entry"><text:span text:style-name="T127">and follow the same steps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36"><text:span text:style-name="Strong_20_Emphasis"><text:span text:style-name="T44"><text:s/></text:span></text:span></text:p>
          </table:table-cell>
          <table:table-cell table:style-name="_31_._5f_Installatie_5f_voorbereiden.A1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44"><text:s/></text:span></text:span><text:span text:style-name="Strong_20_Emphasis"><text:span text:style-name="T74"><draw:control text:anchor-type="as-char" draw:z-index="7" draw:name="Vorm4" draw:style-name="gr2" draw:text-style-name="P8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44">Install </text:span></text:span><text:span text:style-name="Strong_20_Emphasis"><text:span text:style-name="T46">pa</text:span></text:span><text:span text:style-name="Strong_20_Emphasis"><text:span text:style-name="T65">ckage</text:span></text:span><text:span text:style-name="Strong_20_Emphasis"><text:span text:style-name="T46"> kz</text:span></text:span><text:span text:style-name="Strong_20_Emphasis"><text:span text:style-name="T46"><text:note text:id="ftn3" text:note-class="footnote"><text:note-citation>3</text:note-citation><text:note-body><text:p text:style-name="P53"><text:span text:style-name="T26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29">karelzimmer.nl</text:span></text:span></text:a><text:span text:style-name="T268">) for installing and managing Debian and Debian based systems like Ubuntu.</text:span></text:p></text:note-body></text:note></text:span></text:span><text:span text:style-name="Strong_20_Emphasis"><text:span text:style-name="T46"> by pressing the </text:span></text:span><text:span text:style-name="Strong_20_Emphasis"><text:span text:style-name="T51">Super</text:span></text:span><text:span text:style-name="Strong_20_Emphasis"><text:span text:style-name="T42"> </text:span></text:span><text:span text:style-name="Strong_20_Emphasis"><text:span text:style-name="T66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74">Super</text:span> key is the Windows key, Command key (Apple), or Magnifier key<text:span text:style-name="T184"> </text:span><text:span text:style-name="T185">(Chromebook)</text:span><text:span text:style-name="T184">.</text:span></text:p></text:note-body></text:note></text:span></text:span><text:span text:style-name="Strong_20_Emphasis"><text:span text:style-name="T49">, </text:span></text:span><text:span text:style-name="Strong_20_Emphasis"><text:span text:style-name="T52">type</text:span></text:span><text:span text:style-name="Strong_20_Emphasis"><text:span text:style-name="T53"> </text:span></text:span><text:span text:style-name="Strong_20_Emphasis"><text:span text:style-name="T88">ter</text:span></text:span><text:span text:style-name="Strong_20_Emphasis"><text:span text:style-name="T89">m</text:span></text:span><text:span text:style-name="Strong_20_Emphasis"><text:span text:style-name="T54"> </text:span></text:span><text:span text:style-name="Strong_20_Emphasis"><text:span text:style-name="T67">and click the </text:span></text:span><text:span text:style-name="Strong_20_Emphasis"><text:span text:style-name="T90">Terminal</text:span></text:span><text:span text:style-name="Strong_20_Emphasis"><text:span text:style-name="T67"> icon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42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47">Type, or copy and paste, these t</text:span></text:span><text:span text:style-name="Strong_20_Emphasis"><text:span text:style-name="T68">hree</text:span></text:span><text:span text:style-name="Strong_20_Emphasis"><text:span text:style-name="T47"> commands, each followed by the</text:span></text:span><text:span text:style-name="Strong_20_Emphasis"><text:span text:style-name="T54"> </text:span></text:span><text:span text:style-name="Strong_20_Emphasis"><text:span text:style-name="T48">Enter</text:span></text:span><text:span text:style-name="Strong_20_Emphasis"><text:span text:style-name="T47"> key:<text:line-break/></text:span></text:span><text:span text:style-name="User_20_Entry"><text:span text:style-name="T142">sudo</text:span></text:span><text:span text:style-name="User_20_Entry"><text:span text:style-name="T143"> </text:span></text:span><text:span text:style-name="User_20_Entry"><text:span text:style-name="T142">apt install wget</text:span></text:span></text:p>
            <text:p text:style-name="P44"><text:span text:style-name="User_20_Entry"><text:span text:style-name="T143">wget karelzimmer.nl/</text:span></text:span><text:span text:style-name="User_20_Entry"><text:span text:style-name="T144">kz</text:span></text:span><text:span text:style-name="User_20_Entry"><text:span text:style-name="T143"><text:line-break/>bash </text:span></text:span><text:span text:style-name="User_20_Entry"><text:span text:style-name="T144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70"><text:span text:style-name="Strong_20_Emphasis"><text:span text:style-name="T5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2"/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44"><text:s/></text:span></text:span><text:span text:style-name="Strong_20_Emphasis"><text:span text:style-name="T74"><draw:control text:anchor-type="as-char" draw:z-index="1" draw:name="Vorm6" draw:style-name="gr2" draw:text-style-name="P8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49">Prepare the installation by pressing the</text:span></text:span><text:span text:style-name="Strong_20_Emphasis"><text:span text:style-name="T50"> </text:span></text:span><text:span text:style-name="Strong_20_Emphasis"><text:span text:style-name="T51">Super</text:span></text:span><text:span text:style-name="Strong_20_Emphasis"><text:span text:style-name="T49"> key</text:span></text:span><text:span text:style-name="Strong_20_Emphasis"><text:span text:style-name="T23"><text:note-ref text:note-class="footnote" text:reference-format="text" text:ref-name="ftn4">4</text:note-ref></text:span></text:span><text:span text:style-name="Strong_20_Emphasis"><text:span text:style-name="T49">, type </text:span></text:span><text:span text:style-name="Strong_20_Emphasis"><text:span text:style-name="T92">menu</text:span></text:span><text:span text:style-name="Strong_20_Emphasis"><text:span text:style-name="T49"> and click the </text:span></text:span><text:span text:style-name="Strong_20_Emphasis"><text:span text:style-name="T146">Install</text:span></text:span><text:span text:style-name="Strong_20_Emphasis"><text:span text:style-name="T147">ation</text:span></text:span><text:span text:style-name="Strong_20_Emphasis"><text:span text:style-name="T146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7">Select </text:span></text:span><text:span text:style-name="Strong_20_Emphasis"><text:span text:style-name="T93">1 Preparing installation</text:span></text:span><text:span text:style-name="Strong_20_Emphasis"><text:span text:style-name="T57"> and follow the instructions on the screen.</text:span></text:span></text:p>
          </table:table-cell>
        </table:table-row>
      </table:table>
      <text:p text:style-name="P59"><text:bookmark-start text:name="__RefNumPara__4009_1271708128"/><text:bookmark-end text:name="__RefNumPara__4009_1271708128"/><text:span text:style-name="Strong_20_Emphasis"><text:span text:style-name="T2"/></text:span></text:p>
      <text:list xml:id="list92131774967288" text:continue-numbering="true" text:style-name="L1">
        <text:list-item>
          <text:p text:style-name="P86"><text:bookmark-start text:name="__RefNumPara__4009_12717081281"/><text:span text:style-name="Strong_20_Emphasis"><text:span text:style-name="T181">Perform installation<text:line-break/></text:span></text:span><text:bookmark-end text:name="__RefNumPara__4009_12717081281"/></text:p>
        </text:list-item>
      </text:list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0"><text:span text:style-name="Strong_20_Emphasis"><text:span text:style-name="T44"><text:s/></text:span></text:span><text:span text:style-name="Strong_20_Emphasis"><text:span text:style-name="T74"><draw:control text:anchor-type="as-char" draw:z-index="2" draw:name="Vorm9" draw:style-name="gr2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3"><text:span text:style-name="T182">Boot the computer from an </text:span><text:span text:style-name="T154"><text:user-field-get text:name="Distro">Debian</text:user-field-get></text:span><text:span text:style-name="T155"><text:s/></text:span><text:span text:style-name="T155"><text:user-field-get text:name="Version">11</text:user-field-get></text:span><text:span text:style-name="Strong_20_Emphasis"><text:span text:style-name="T156"><text:s/></text:span></text:span><text:span text:style-name="T183">Live</text:span><text:span text:style-name="T111"><text:note text:id="ftn5" text:note-class="footnote"><text:note-citation>1</text:note-citation><text:note-body><text:p text:style-name="P7"><text:span text:style-name="T224">From a Live USB stick (or DVD) you can boot and work with</text:span> <text:span text:style-name="T186"><text:user-field-get text:name="Distro">Debian</text:user-field-get></text:span><text:span text:style-name="T187"><text:s/>without installing it</text:span>.</text:p></text:note-body></text:note></text:span><text:span text:style-name="T110"> USB stick</text:span><text:span text:style-name="T112"><text:note text:id="ftn6" text:note-class="footnote"><text:note-citation>2</text:note-citation><text:note-body><text:p text:style-name="P54"><text:span text:style-name="Strong_20_Emphasis"><text:span text:style-name="T123">Download a CD image file (.iso) from</text:span></text:span><text:span text:style-name="Strong_20_Emphasis"><text:span text:style-name="T120"> </text:span></text:span><text:a xlink:type="simple" xlink:href="https://www.debian.org/CD/live/" text:style-name="Internet_20_link" text:visited-style-name="Visited_20_Internet_20_Link"><text:span text:style-name="Strong_20_Emphasis"><text:span text:style-name="T227">debian.org/cd/live</text:span></text:span></text:a><text:span text:style-name="Strong_20_Emphasis"><text:span text:style-name="T120">, scroll down and click<text:line-break/></text:span></text:span><text:span text:style-name="Strong_20_Emphasis"><text:span text:style-name="T129">unofficial live images for </text:span></text:span><text:span text:style-name="Strong_20_Emphasis"><text:span text:style-name="T137">“</text:span></text:span><text:span text:style-name="Strong_20_Emphasis"><text:span text:style-name="T139">stable</text:span></text:span><text:span text:style-name="Strong_20_Emphasis"><text:span text:style-name="T137">”</text:span></text:span><text:span text:style-name="Strong_20_Emphasis"><text:span text:style-name="T129"> with firmware included</text:span></text:span><text:span text:style-name="Strong_20_Emphasis"><text:span text:style-name="T120">. <text:line-break/></text:span></text:span><text:span text:style-name="Strong_20_Emphasis"><text:span text:style-name="T124">Then click on</text:span></text:span><text:span text:style-name="Strong_20_Emphasis"><text:span text:style-name="T120"> </text:span></text:span><text:span text:style-name="Strong_20_Emphasis"><text:span text:style-name="T129">amd64/</text:span></text:span><text:span text:style-name="Strong_20_Emphasis"><text:span text:style-name="T120"> and after that</text:span></text:span><text:span text:style-name="Strong_20_Emphasis"><text:span text:style-name="T121"> o</text:span></text:span><text:span text:style-name="Strong_20_Emphasis"><text:span text:style-name="T124">n</text:span></text:span><text:span text:style-name="Strong_20_Emphasis"><text:span text:style-name="T121"> </text:span></text:span><text:span text:style-name="Strong_20_Emphasis"><text:span text:style-name="T129">iso-hybrid/</text:span></text:span><text:span text:style-name="Strong_20_Emphasis"><text:span text:style-name="T120">.<text:line-break/></text:span></text:span><text:span text:style-name="Strong_20_Emphasis"><text:span text:style-name="T124">Click on</text:span></text:span><text:span text:style-name="Strong_20_Emphasis"><text:span text:style-name="T122"> </text:span></text:span><text:span text:style-name="T130">debian-live-11...</text:span><text:span text:style-name="T131">-</text:span><text:span text:style-name="T130">amd-64-</text:span><text:span text:style-name="T131">gnome</text:span><text:span text:style-name="T132">+non-fre</text:span><text:span text:style-name="T133">e</text:span><text:span text:style-name="T132">.iso</text:span><text:span text:style-name="Strong_20_Emphasis"><text:span text:style-name="T119">.<text:line-break/></text:span></text:span><text:span text:style-name="Strong_20_Emphasis"><text:span text:style-name="T123">Insert a USB stick of at least 4 GB.<text:line-break/>Locate </text:span></text:span><text:span text:style-name="Strong_20_Emphasis"><text:span text:style-name="T134">disk</text:span></text:span><text:span text:style-name="Strong_20_Emphasis"><text:span text:style-name="T123"> and click the </text:span></text:span><text:span text:style-name="Strong_20_Emphasis"><text:span text:style-name="T135">Disks</text:span></text:span><text:span text:style-name="Strong_20_Emphasis"><text:span text:style-name="T123"> icon. Select the USB stick in the list of disks on the left and click </text:span></text:span><text:span text:style-name="Strong_20_Emphasis"><text:span text:style-name="T135">Disk </text:span></text:span><text:span text:style-name="Strong_20_Emphasis"><text:span text:style-name="T134">settings</text:span></text:span><text:span text:style-name="Strong_20_Emphasis"><text:span text:style-name="T123"> ⋮ (icon with the three dots) in the top right corner.</text:span></text:span></text:p><text:p text:style-name="P54"><text:span text:style-name="Strong_20_Emphasis"><text:span text:style-name="T123"><text:tab/>Choose </text:span></text:span><text:span text:style-name="Strong_20_Emphasis"><text:span text:style-name="T135">Restore Disk Image</text:span></text:span><text:span text:style-name="Strong_20_Emphasis"><text:span text:style-name="T123"> and select the CD image file (.iso) you just downloaded.</text:span></text:span></text:p><text:p text:style-name="P54"><text:span text:style-name="Strong_20_Emphasis"><text:span text:style-name="T125"><text:tab/>Click </text:span></text:span><text:span text:style-name="Strong_20_Emphasis"><text:span text:style-name="T136">Start Restore</text:span></text:span><text:span text:style-name="Strong_20_Emphasis"><text:span text:style-name="T125">, and then click </text:span></text:span><text:span text:style-name="Strong_20_Emphasis"><text:span text:style-name="T136">Restore</text:span></text:span><text:span text:style-name="Strong_20_Emphasis"><text:span text:style-name="T125">.</text:span></text:span></text:p><text:p text:style-name="P54"><text:span text:style-name="Strong_20_Emphasis"><text:span text:style-name="T125"><text:tab/>Or use the </text:span></text:span><text:span text:style-name="Strong_20_Emphasis"><text:span text:style-name="T136">Etcher</text:span></text:span><text:span text:style-name="Strong_20_Emphasis"><text:span text:style-name="T125"> program </text:span></text:span><text:span text:style-name="Strong_20_Emphasis"><text:span text:style-name="T126">(</text:span></text:span><text:a xlink:type="simple" xlink:href="https://www.balena.io/etcher/" text:style-name="Internet_20_link" text:visited-style-name="Visited_20_Internet_20_Link"><text:span text:style-name="Strong_20_Emphasis"><text:span text:style-name="T228">etcher.io</text:span></text:span></text:a><text:span text:style-name="Strong_20_Emphasis"><text:span text:style-name="T126">) </text:span></text:span><text:span text:style-name="Strong_20_Emphasis"><text:span text:style-name="T125">available for Windows, macOS, and Linux.</text:span></text:span></text:p></text:note-body></text:note></text:span><text:span text:style-name="T110"> </text:span><text:span text:style-name="T113">o</text:span><text:span text:style-name="T115">r</text:span><text:span text:style-name="T113"> </text:span><text:span text:style-name="T115">DVD</text:span><text:span text:style-name="T113">.</text:span></text:p>
            <text:p text:style-name="P74"><text:span text:style-name="T116">S</text:span><text:span text:style-name="T117">tart up</text:span><text:span text:style-name="T110"> menu/boot menu via </text:span><text:span text:style-name="Definition"><text:span text:style-name="T272">START</text:span></text:span><text:span text:style-name="Definition"><text:span text:style-name="T273">up</text:span></text:span><text:span text:style-name="Definition"><text:span text:style-name="T272">MEnU</text:span></text:span><text:span text:style-name="T110">, </text:span><text:span text:style-name="T117">settings/</text:span><text:span text:style-name="T114">setup</text:span><text:span text:style-name="T110"> via </text:span><text:span text:style-name="Definition"><text:span text:style-name="T14">SETTINGS</text:span></text:span><text:span text:style-name="T110">.</text:span></text:p>
          </table:table-cell>
        </table:table-row>
        <table:table-row>
          <table:table-cell table:style-name="_32_._5f_Installatie_5f_uitvoeren.A1" office:value-type="string">
            <text:p text:style-name="P40"><text:span text:style-name="Strong_20_Emphasis"><text:span text:style-name="T44"/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77">Choose </text:span></text:span><text:span text:style-name="Strong_20_Emphasis"><text:span text:style-name="T101">In</text:span></text:span><text:span text:style-name="Strong_20_Emphasis"><text:span text:style-name="T102">stall Ubuntu</text:span></text:span><text:span text:style-name="Strong_20_Emphasis"><text:span text:style-name="T81"> and press the </text:span></text:span><text:span text:style-name="Strong_20_Emphasis"><text:span text:style-name="T76">Enter</text:span></text:span><text:span text:style-name="Strong_20_Emphasis"><text:span text:style-name="T75"> </text:span></text:span><text:span text:style-name="Strong_20_Emphasis"><text:span text:style-name="T77">key</text:span></text:span><text:span text:style-name="Strong_20_Emphasis"><text:span text:style-name="T78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5"><text:span text:style-name="Strong_20_Emphasis"><text:span text:style-name="T26">Choose first choice and press the</text:span></text:span><text:span text:style-name="Strong_20_Emphasis"><text:span text:style-name="T27"> </text:span></text:span><text:span text:style-name="Strong_20_Emphasis"><text:span text:style-name="T28">Enter</text:span></text:span><text:span text:style-name="Strong_20_Emphasis"><text:span text:style-name="T26"> key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5"><text:span text:style-name="Strong_20_Emphasis"><text:span text:style-name="T74"/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6">Follow the instructions on the screen</text:span></text:span><text:span text:style-name="Strong_20_Emphasis"><text:span text:style-name="T69">s</text:span></text:span><text:span text:style-name="Strong_20_Emphasis"><text:span text:style-name="T56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"><text:span text:style-name="Strong_20_Emphasis"><text:span text:style-name="T38"><text:s/></text:span></text:span><text:span text:style-name="Strong_20_Emphasis"><text:span text:style-name="T73"><draw:control text:anchor-type="as-char" draw:z-index="13" draw:name="Vorm11_0" draw:style-name="gr2" draw:text-style-name="P89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33">When the </text:span></text:span><text:span text:style-name="Strong_20_Emphasis"><text:span text:style-name="T97">Wireless</text:span></text:span><text:span text:style-name="Strong_20_Emphasis"><text:span text:style-name="T33"> screen appears, choose the wireless network, connect, and click </text:span></text:span><text:span text:style-name="Strong_20_Emphasis"><text:span text:style-name="T97">Continue</text:span></text:span><text:span text:style-name="Strong_20_Emphasis"><text:span text:style-name="T33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3"><text:span text:style-name="Strong_20_Emphasis"><text:span text:style-name="T44"><text:s/></text:span></text:span><text:span text:style-name="Strong_20_Emphasis"><text:span text:style-name="T74"><draw:control text:anchor-type="as-char" draw:z-index="9" draw:name="Vorm13_1" draw:style-name="gr2" draw:text-style-name="P89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30">Start the installation by clicking </text:span></text:span><text:span text:style-name="Strong_20_Emphasis"><text:span text:style-name="T96">Activities</text:span></text:span><text:span text:style-name="Strong_20_Emphasis"><text:span text:style-name="T30"> and clicking </text:span></text:span><text:span text:style-name="Strong_20_Emphasis"><text:span text:style-name="T96">Install Debia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6"><text:span text:style-name="Strong_20_Emphasis"><text:span text:style-name="T44"><text:s/></text:span></text:span><text:span text:style-name="Strong_20_Emphasis"><text:span text:style-name="T74"><draw:control text:anchor-type="as-char" draw:z-index="10" draw:name="Vorm13_4" draw:style-name="gr2" draw:text-style-name="P89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52"><text:span text:style-name="T15">At </text:span><text:span text:style-name="T16">Partitions</text:span><text:span text:style-name="T15"> select the desired option and click </text:span><text:span text:style-name="T16">Next</text:span><text:span text:style-name="T15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0"><text:span text:style-name="Strong_20_Emphasis"><text:span text:style-name="T44"><text:s/></text:span></text:span><text:span text:style-name="Strong_20_Emphasis"><text:span text:style-name="T74"><draw:control text:anchor-type="as-char" draw:z-index="3" draw:name="Vorm13" draw:style-name="gr2" draw:text-style-name="P8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80">At Users</text:span></text:span><text:span text:style-name="Strong_20_Emphasis"><text:span text:style-name="T84">, </text:span></text:span><text:span text:style-name="Strong_20_Emphasis"><text:span text:style-name="T79">enter your </text:span></text:span><text:span text:style-name="Strong_20_Emphasis"><text:span text:style-name="T100">What is your name</text:span></text:span><text:span text:style-name="Strong_20_Emphasis"><text:span text:style-name="T99"> </text:span></text:span><text:span text:style-name="Definition"><text:span text:style-name="T11">USER</text:span></text:span><text:span text:style-name="Strong_20_Emphasis"><text:span text:style-name="T85">, <text:line-break/></text:span></text:span><text:span text:style-name="Strong_20_Emphasis"><text:span text:style-name="T108">What name do you want to use to log in</text:span></text:span><text:span text:style-name="Strong_20_Emphasis"><text:span text:style-name="T86"> </text:span></text:span><text:span text:style-name="Definition"><text:span text:style-name="T11">USERsna</text:span></text:span><text:span text:style-name="Definition"><text:span text:style-name="T12">me</text:span></text:span><text:span text:style-name="Strong_20_Emphasis"><text:span text:style-name="T86">,<text:line-break/></text:span></text:span><text:span text:style-name="Strong_20_Emphasis"><text:span text:style-name="T109">What is the na</text:span></text:span><text:span text:style-name="Strong_20_Emphasis"><text:span text:style-name="T108">me of your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86">,<text:line-break/></text:span></text:span><text:span text:style-name="Strong_20_Emphasis"><text:span text:style-name="T87">enter a password twice, and click </text:span></text:span><text:span text:style-name="Strong_20_Emphasis"><text:span text:style-name="T103">Continue</text:span></text:span><text:span text:style-name="Strong_20_Emphasis"><text:span text:style-name="T87">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0"><text:span text:style-name="Strong_20_Emphasis"><text:span text:style-name="T44"><text:s/></text:span></text:span><text:span text:style-name="Strong_20_Emphasis"><text:span text:style-name="T74"><draw:control text:anchor-type="as-char" draw:z-index="4" draw:name="Vorm14" draw:style-name="gr2" draw:text-style-name="P8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7"><text:span text:style-name="Strong_20_Emphasis"><text:span text:style-name="T34">At </text:span></text:span><text:span text:style-name="Strong_20_Emphasis"><text:span text:style-name="T98">Summary</text:span></text:span><text:span text:style-name="Strong_20_Emphasis"><text:span text:style-name="T34"> check the summary and click </text:span></text:span><text:span text:style-name="Strong_20_Emphasis"><text:span text:style-name="T98">Install</text:span></text:span><text:span text:style-name="Strong_20_Emphasis"><text:span text:style-name="T34">.</text:span></text:span></text:p>
          </table:table-cell>
        </table:table-row>
      </table:table>
      <text:p text:style-name="P37"><text:span text:style-name="Strong_20_Emphasis"><text:span text:style-name="T82"/></text:span></text:p>
      <text:list xml:id="list92131477322996" text:continue-numbering="true" text:style-name="L1">
        <text:list-item>
          <text:p text:style-name="P87"><text:span text:style-name="Strong_20_Emphasis"><text:span text:style-name="T107">Finish installation</text:span></text:span></text:p>
        </text:list-item>
      </text:list>
      <text:p text:style-name="P38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1"><text:span text:style-name="Strong_20_Emphasis"><text:span text:style-name="T44"><text:s/></text:span></text:span><text:span text:style-name="Strong_20_Emphasis"><text:span text:style-name="T74"><draw:control text:anchor-type="as-char" draw:z-index="5" draw:name="Vorm22" draw:style-name="gr2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31">Log in as </text:span></text:span><text:span text:style-name="Definition"><text:span text:style-name="T10">US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8"><text:span text:style-name="Strong_20_Emphasis"><text:span text:style-name="T24">Follow the instructions on the screen</text:span></text:span><text:span text:style-name="Strong_20_Emphasis"><text:span text:style-name="T25">s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0"><text:span text:style-name="Strong_20_Emphasis"><text:span text:style-name="T44"><text:s/></text:span></text:span><text:span text:style-name="Strong_20_Emphasis"><text:span text:style-name="T74"><draw:control text:anchor-type="as-char" draw:z-index="8" draw:name="Vorm4_1" draw:style-name="gr2" draw:text-style-name="P89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44">Install </text:span></text:span><text:span text:style-name="Strong_20_Emphasis"><text:span text:style-name="T46">pa</text:span></text:span><text:span text:style-name="Strong_20_Emphasis"><text:span text:style-name="T65">ckage</text:span></text:span><text:span text:style-name="Strong_20_Emphasis"><text:span text:style-name="T46"> kz</text:span></text:span><text:span text:style-name="Strong_20_Emphasis"><text:span text:style-name="T46"><text:note text:id="ftn7" text:note-class="footnote"><text:note-citation>1</text:note-citation><text:note-body><text:p text:style-name="P53"><text:span text:style-name="T26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29">karelzimmer.nl</text:span></text:span></text:a><text:span text:style-name="T268">) for installing and managing Debian and Debian based systems like Ubuntu.</text:span></text:p></text:note-body></text:note></text:span></text:span><text:span text:style-name="Strong_20_Emphasis"><text:span text:style-name="T46"> by pressing the </text:span></text:span><text:span text:style-name="Strong_20_Emphasis"><text:span text:style-name="T51">Super</text:span></text:span><text:span text:style-name="Strong_20_Emphasis"><text:span text:style-name="T42"> </text:span></text:span><text:span text:style-name="Strong_20_Emphasis"><text:span text:style-name="T66">key</text:span></text:span><text:span text:style-name="Strong_20_Emphasis"><text:span text:style-name="T22"><text:note text:id="ftn8" text:note-class="footnote"><text:note-citation>2</text:note-citation><text:note-body><text:p text:style-name="P2">The <text:span text:style-name="T274">Super</text:span> key is the Windows key, Command key (Apple), or Magnifier key<text:span text:style-name="T184"> </text:span><text:span text:style-name="T185">(Chromebook)</text:span><text:span text:style-name="T184">.</text:span></text:p></text:note-body></text:note></text:span></text:span><text:span text:style-name="Strong_20_Emphasis"><text:span text:style-name="T49">, </text:span></text:span><text:span text:style-name="Strong_20_Emphasis"><text:span text:style-name="T52">type</text:span></text:span><text:span text:style-name="Strong_20_Emphasis"><text:span text:style-name="T53"> </text:span></text:span><text:span text:style-name="Strong_20_Emphasis"><text:span text:style-name="T88">ter</text:span></text:span><text:span text:style-name="Strong_20_Emphasis"><text:span text:style-name="T89">m</text:span></text:span><text:span text:style-name="Strong_20_Emphasis"><text:span text:style-name="T54"> </text:span></text:span><text:span text:style-name="Strong_20_Emphasis"><text:span text:style-name="T67">and click the </text:span></text:span><text:span text:style-name="Strong_20_Emphasis"><text:span text:style-name="T90">Terminal</text:span></text:span><text:span text:style-name="Strong_20_Emphasis"><text:span text:style-name="T67"> icon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42"><text:span text:style-name="Strong_20_Emphasis"><text:span text:style-name="T44"/></text:span></text:p>
          </table:table-cell>
          <table:table-cell table:style-name="_33_._5f_Installatie_5f_afronden.A1" office:value-type="string">
            <text:p text:style-name="P79"><text:span text:style-name="T13">Type, or copy and paste, these two commands, each followed by the</text:span><text:span text:style-name="Strong_20_Emphasis"><text:span text:style-name="T54"> </text:span></text:span><text:span text:style-name="Strong_20_Emphasis"><text:span text:style-name="T48">Enter</text:span></text:span><text:span text:style-name="T13"> key:</text:span><text:span text:style-name="Strong_20_Emphasis"><text:span text:style-name="T47"><text:line-break/></text:span></text:span><text:span text:style-name="User_20_Entry"><text:span text:style-name="T143">wget karelzimmer.nl/</text:span></text:span><text:span text:style-name="User_20_Entry"><text:span text:style-name="T145">kz</text:span></text:span><text:span text:style-name="User_20_Entry"><text:span text:style-name="T143"><text:line-break/>bash </text:span></text:span><text:span text:style-name="User_20_Entry"><text:span text:style-name="T145">kz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1"><text:span text:style-name="Strong_20_Emphasis"><text:span text:style-name="T5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41"><text:span text:style-name="Strong_20_Emphasis"><text:span text:style-name="T44"><text:s/></text:span></text:span><text:span text:style-name="Strong_20_Emphasis"><text:span text:style-name="T74"><draw:control text:anchor-type="as-char" draw:z-index="6" draw:name="Vorm33" draw:style-name="gr2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60">Complete the installation by pressing the </text:span></text:span><text:span text:style-name="Strong_20_Emphasis"><text:span text:style-name="T55"><text:s/></text:span></text:span><text:span text:style-name="Strong_20_Emphasis"><text:span text:style-name="T51">Super</text:span></text:span><text:span text:style-name="Strong_20_Emphasis"><text:span text:style-name="T60"> key</text:span></text:span><text:span text:style-name="Strong_20_Emphasis"><text:span text:style-name="T22"><text:note-ref text:note-class="footnote" text:reference-format="text" text:ref-name="ftn8">2</text:note-ref></text:span></text:span><text:span text:style-name="Strong_20_Emphasis"><text:span text:style-name="T60">, type </text:span></text:span><text:span text:style-name="Strong_20_Emphasis"><text:span text:style-name="T94">menu</text:span></text:span><text:span text:style-name="Strong_20_Emphasis"><text:span text:style-name="T60"> and click the </text:span></text:span><text:span text:style-name="Strong_20_Emphasis"><text:span text:style-name="T148">Install</text:span></text:span><text:span text:style-name="Strong_20_Emphasis"><text:span text:style-name="T149">ation</text:span></text:span><text:span text:style-name="Strong_20_Emphasis"><text:span text:style-name="T148"> menu</text:span></text:span><text:span text:style-name="Strong_20_Emphasis"><text:span text:style-name="T60"> icon.</text:span></text:span></text:p>
          </table:table-cell>
        </table:table-row>
        <table:table-row>
          <table:table-cell table:style-name="_33_._5f_Installatie_5f_afronden.A1" office:value-type="string">
            <text:p text:style-name="P41"><text:span text:style-name="Strong_20_Emphasis"><text:span text:style-name="T44"/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58">Se</text:span></text:span><text:span text:style-name="Strong_20_Emphasis"><text:span text:style-name="T70">lect</text:span></text:span><text:span text:style-name="Strong_20_Emphasis"><text:span text:style-name="T58"> </text:span></text:span><text:span text:style-name="Strong_20_Emphasis"><text:span text:style-name="T104">3</text:span></text:span><text:span text:style-name="Strong_20_Emphasis"><text:span text:style-name="T83"> </text:span></text:span><text:span text:style-name="Strong_20_Emphasis"><text:span text:style-name="T105">Finish installatio</text:span></text:span><text:span text:style-name="Strong_20_Emphasis"><text:span text:style-name="T106">n</text:span></text:span><text:span text:style-name="Strong_20_Emphasis"><text:span text:style-name="T59"> </text:span></text:span><text:span text:style-name="Strong_20_Emphasis"><text:span text:style-name="T57">and follow the instructions on the screen.</text:span></text:span></text:p>
          </table:table-cell>
        </table:table-row>
      </table:table>
      <text:p text:style-name="P38"><text:span text:style-name="Strong_20_Emphasis"><text:span text:style-name="T31"><text:tab/></text:span></text:span></text:p>
      <text:p text:style-name="P39"><text:span text:style-name="Strong_20_Emphasis"><text:span text:style-name="T56"/></text:span></text:p>
      <text:list xml:id="list92130518454309" text:continue-numbering="true" text:style-name="L1">
        <text:list-item>
          <text:p text:style-name="P85"><text:span text:style-name="Strong_20_Emphasis"><text:span text:style-name="T17">P</text:span></text:span><text:span text:style-name="Strong_20_Emphasis"><text:span text:style-name="T253">rovision user</text:span></text:span></text:p>
        </text:list-item>
      </text:list>
      <text:p text:style-name="P57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48"><text:span text:style-name="Strong_20_Emphasis"><text:span text:style-name="T44"><text:s/></text:span></text:span><text:span text:style-name="Strong_20_Emphasis"><text:span text:style-name="T74"><draw:control text:anchor-type="as-char" draw:z-index="11" draw:name="Vorm36_0" draw:style-name="gr2" draw:text-style-name="P89" svg:width="0.35cm" svg:height="0.35cm" draw:control="control12"/></text:span></text:span></text:p>
          </table:table-cell>
          <table:table-cell table:style-name="Tabel2.A1" office:value-type="string">
            <text:p text:style-name="P34"><text:span text:style-name="Strong_20_Emphasis"><text:span text:style-name="T35">Log in as</text:span></text:span><text:span text:style-name="Strong_20_Emphasis"><text:span text:style-name="T31"> </text:span></text:span><text:span text:style-name="Definition"><text:span text:style-name="T10">USER</text:span></text:span><text:span text:style-name="Strong_20_Emphasis"><text:span text:style-name="T45"><text:note text:id="ftn9" text:note-class="footnote"><text:note-citation>1</text:note-citation><text:note-body><text:p text:style-name="P51"><text:span text:style-name="User_20_Entry"><text:span text:style-name="T152">Login any additional </text:span></text:span><text:span text:style-name="Definition"><text:span text:style-name="T225">USER</text:span></text:span><text:span text:style-name="User_20_Entry"><text:span text:style-name="T153">s </text:span></text:span><text:span text:style-name="User_20_Entry"><text:span text:style-name="T152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49"><text:span text:style-name="Strong_20_Emphasis"><text:span text:style-name="T44"><text:s/></text:span></text:span><text:span text:style-name="Strong_20_Emphasis"><text:span text:style-name="T74"><draw:control text:anchor-type="as-char" draw:z-index="12" draw:name="Vorm36_2" draw:style-name="gr2" draw:text-style-name="P89" svg:width="0.35cm" svg:height="0.35cm" draw:control="control13"/></text:span></text:span></text:p>
          </table:table-cell>
          <table:table-cell table:style-name="Tabel2.A1" office:value-type="string">
            <text:p text:style-name="P35"><text:span text:style-name="Strong_20_Emphasis"><text:span text:style-name="T61">Set up the</text:span></text:span><text:span text:style-name="Strong_20_Emphasis"><text:span text:style-name="T62"> </text:span></text:span><text:span text:style-name="Definition"><text:span text:style-name="T269">USER</text:span></text:span><text:span text:style-name="Strong_20_Emphasis"><text:span text:style-name="T61"> by pressing the </text:span></text:span><text:span text:style-name="Strong_20_Emphasis"><text:span text:style-name="T51">Super</text:span></text:span><text:span text:style-name="Strong_20_Emphasis"><text:span text:style-name="T61"> key</text:span></text:span><text:span text:style-name="Strong_20_Emphasis"><text:span text:style-name="T22"><text:note text:id="ftn10" text:note-class="footnote"><text:note-citation>2</text:note-citation><text:note-body><text:p text:style-name="P2">The <text:span text:style-name="T274">Super</text:span> key is the Windows key, Command key (Apple), or Magnifier key<text:span text:style-name="T184"> </text:span><text:span text:style-name="T185">(Chromebook)</text:span><text:span text:style-name="T184">.</text:span></text:p></text:note-body></text:note></text:span></text:span><text:span text:style-name="Strong_20_Emphasis"><text:span text:style-name="T61">, type </text:span></text:span><text:span text:style-name="Strong_20_Emphasis"><text:span text:style-name="T95">menu</text:span></text:span><text:span text:style-name="Strong_20_Emphasis"><text:span text:style-name="T61"> and click on the </text:span></text:span><text:span text:style-name="Strong_20_Emphasis"><text:span text:style-name="T150">Install</text:span></text:span><text:span text:style-name="Strong_20_Emphasis"><text:span text:style-name="T151">ation</text:span></text:span><text:span text:style-name="Strong_20_Emphasis"><text:span text:style-name="T150"> menu</text:span></text:span><text:span text:style-name="Strong_20_Emphasis"><text:span text:style-name="T61"> icon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35"><text:span text:style-name="Strong_20_Emphasis"><text:span text:style-name="T71">Select</text:span></text:span><text:span text:style-name="Strong_20_Emphasis"><text:span text:style-name="T58"> </text:span></text:span><text:span text:style-name="Strong_20_Emphasis"><text:span text:style-name="T104">4 </text:span></text:span><text:span text:style-name="Strong_20_Emphasis"><text:span text:style-name="T91">Provision user</text:span></text:span><text:span text:style-name="Strong_20_Emphasis"><text:span text:style-name="T59"> </text:span></text:span><text:span text:style-name="Strong_20_Emphasis"><text:span text:style-name="T57">and follow the instructions on the screen.</text:span></text:span></text:p>
          </table:table-cell>
        </table:table-row>
      </table:table>
      <text:p text:style-name="P32"><text:span text:style-name="Strong_20_Emphasis"><text:span text:style-name="T63"/></text:span></text:p>
      <text:p text:style-name="P27"/>
      <text:p text:style-name="P27"/>
      <text:p text:style-name="P81"><text:span text:style-name="T160">End of checklist,</text:span><text:span text:style-name="T157"> </text:span><text:span text:style-name="T157"><text:user-field-get text:name="Distro">Debian</text:user-field-get></text:span><text:span text:style-name="T155"><text:s/></text:span><text:span text:style-name="T155"><text:user-field-get text:name="Version">11</text:user-field-get></text:span><text:span text:style-name="Strong_20_Emphasis"><text:span text:style-name="T156"><text:s/></text:span></text:span><text:span text:style-name="Strong_20_Emphasis"><text:span text:style-name="T158">LTS </text:span></text:span><text:span text:style-name="Strong_20_Emphasis"><text:span text:style-name="T159"><text:user-field-get text:name="Edition">desktop</text:user-field-get></text:span></text:span><text:span text:style-name="Strong_20_Emphasis"><text:span text:style-name="T159"><text:s/></text:span></text:span><text:span text:style-name="Strong_20_Emphasis"><text:span text:style-name="T160">installation is complete.</text:span></text:span></text:p>
      <text:p text:style-name="P58"/>
      <text:p text:style-name="P65"><text:span text:style-name="Emphasis"><text:span text:style-name="T259">Written</text:span></text:span><text:span text:style-name="Emphasis"><text:span text:style-name="T254"> </text:span></text:span><text:span text:style-name="Emphasis"><text:span text:style-name="T255">in </text:span></text:span><text:span text:style-name="Strong_20_Emphasis"><text:span text:style-name="T56"><text:user-field-get style:data-style-name="N0" text:name="Releaseyear">2021</text:user-field-get></text:span></text:span><text:span text:style-name="Emphasis"><text:span text:style-name="T256"><text:s/></text:span></text:span><text:span text:style-name="Emphasis"><text:span text:style-name="T259">by</text:span></text:span><text:span text:style-name="Emphasis"><text:span text:style-name="T25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7">Karel Zimmer</text:span></text:span></text:a><text:span text:style-name="Emphasis"><text:span text:style-name="T254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58">Creative Commons </text:span></text:span></text:a><text:a xlink:type="simple" xlink:href="http://creativecommons.org/publicdomain/zero/1.0/deed.nl" text:style-name="Internet_20_link" text:visited-style-name="Visited_20_Internet_20_Link"><text:span text:style-name="Emphasis"><text:span text:style-name="T260">Public Domain Dedication</text:span></text:span></text:a><text:span text:style-name="Emphasis"><text:span text:style-name="T25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-Debian-desktop</text:file-name></text:span><text:span text:style-name="MT1"><text:tab/><text:tab/></text:span><text:span text:style-name="MT1"><text:date style:data-style-name="N36" text:date-value="2023-03-05T09:21:30.136564266">05/03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05T09:21:30.011273328</dc:date>
    <meta:keyword>Installatie</meta:keyword>
    <meta:keyword>Checklist</meta:keyword>
    <meta:keyword>Linux</meta:keyword>
    <meta:editing-cycles>6766</meta:editing-cycles>
    <meta:editing-duration>P11DT22H8M45S</meta:editing-duration>
    <meta:print-date>2021-03-23T20:07:57.967210640</meta:print-date>
    <dc:creator>Karel Zimmer</dc:creator>
    <meta:document-statistic meta:table-count="4" meta:image-count="0" meta:object-count="0" meta:page-count="4" meta:paragraph-count="77" meta:word-count="703" meta:character-count="4332" meta:non-whitespace-character-count="3645"/>
    <meta:user-defined meta:name="Info 1"/>
    <meta:user-defined meta:name="Info 2"/>
    <meta:user-defined meta:name="Info 3"/>
    <meta:user-defined meta:name="Info 4"/>
  </office:meta>
</office:document-meta>
</file>